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27de" officeooo:paragraph-rsid="001d27de"/>
    </style:style>
    <style:style style:name="P2" style:family="paragraph" style:parent-style-name="Standard">
      <style:paragraph-properties fo:text-align="center" style:justify-single-word="false"/>
      <style:text-properties officeooo:rsid="001e5c4a" officeooo:paragraph-rsid="001e5c4a"/>
    </style:style>
    <style:style style:name="P3" style:family="paragraph" style:parent-style-name="Standard">
      <style:paragraph-properties fo:text-align="center" style:justify-single-word="false"/>
      <style:text-properties officeooo:rsid="001fa4db" officeooo:paragraph-rsid="001fa4db"/>
    </style:style>
    <style:style style:name="T1" style:family="text">
      <style:text-properties officeooo:rsid="001d6d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y una madre. Una madre que tiene mucho que expresar, mucho que decir, pero habitualmente lo mantiene silenciado.</text:p>
      <text:p text:style-name="P1">Quizá es falta de confianza en mi misma. Será por sentir que mis propios pensamientos o sentimientos no son realkmente importantes. Mi pensamiento me dice que son los demás los que saben, que son los otros los que tienen las respuestas que necesito para mi.</text:p>
      <text:p text:style-name="P1">Expertos, maESTROS, PROFESIONALES. Un ejército de saBIDURÍA EXTERNO QUE ME <text:span text:style-name="T1">ACOBARDA. NO ES CUESTIÓN DE BUSCAR CULPABLES A ESTO, PORQUE PORQUE ES CAMINO QUE SE PIERDE EN LA CONFUSIÓN. SOLO IMPORTA EL CAMBIO.</text:span></text:p>
      <text:p text:style-name="P2">He leído muchos libros, me he licenciado en la universidad, postgrados, cursos, conferencias, seminarios…y la mayoría de las veces con motivación y entusiasmo.</text:p>
      <text:p text:style-name="P2">Era insaciable mi afán de comprender el mundo.</text:p>
      <text:p text:style-name="P2">De la misma manera he vivido muy variadas experiencias y desempeñado diferentes trabajos. Buscaba experimentar, sentir y aprender.</text:p>
      <text:p text:style-name="P3">Cuando me convertí en mad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3:16:26.264954242</meta:creation-date>
    <meta:generator>LibreOffice/5.1.4.2$Linux_X86_64 LibreOffice_project/10m0$Build-2</meta:generator>
    <dc:date>2017-01-09T12:03:46.357978987</dc:date>
    <meta:editing-duration>PT10H22M24S</meta:editing-duration>
    <meta:editing-cycles>6</meta:editing-cycles>
    <meta:document-statistic meta:table-count="0" meta:image-count="0" meta:object-count="0" meta:page-count="1" meta:paragraph-count="7" meta:word-count="150" meta:character-count="939" meta:non-whitespace-character-count="796"/>
  </office:meta>
</office:document-meta>
</file>